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 style:list-style-name="L3"/>
    <style:style style:name="T1" style:family="text">
      <style:text-properties officeooo:rsid="000bb11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Utiliza aprendizaje automático</text:h>
      <text:p text:style-name="Text_20_body">El aprendizaje automático <text:span text:style-name="T1">e</text:span>s el corazón de los sistemas de recomendación modernos. Este se utiliza para analizar los datos de visualización de los usuarios, como las películas que han visto, las calificaciones que han otorgado y el tiempo de reproducción, con el objetivo de identificar patrones y generar recomendaciones personalizadas. Por ejemplo, mediante técnicas como la factorización matricial, el sistema puede predecir las preferencias de un usuario basándose en similitudes con otros usuarios o contenidos.</text:p>
      <text:h text:style-name="Heading_20_3" text:outline-level="3">Diferencia entre aprendizaje supervisado y no supervisado</text:h>
      <text:p text:style-name="Text_20_body">El aprendizaje supervisado utiliza datos etiquetados para entrenar modelos que realizan predicciones. En un sistema de recomendación, esto podría incluir modelos que predicen la calificación que un usuario daría a una película basada en datos históricos. Por otro lado, el aprendizaje no supervisado trabaja con datos sin etiquetar, buscando patrones o grupos. En este contexto, se podrían usar algoritmos como clustering para agrupar a los usuarios con intereses similares o categorizar películas según características comunes.</text:p>
      <text:p text:style-name="Text_20_body">Ambos enfoques se utilizan en el proceso de generación de recomendaciones:</text:p>
      <text:list text:style-name="L1">
        <text:list-item>
          <text:p text:style-name="P1"><text:span text:style-name="Strong_20_Emphasis">Supervisado:</text:span> Predicciones específicas, como el puntaje esperado de una película.</text:p>
        </text:list-item>
        <text:list-item>
          <text:p text:style-name="P1"><text:span text:style-name="Strong_20_Emphasis">No supervisado:</text:span> Descubrimiento de relaciones entre usuarios y contenido.</text:p>
        </text:list-item>
      </text:list>
      <text:h text:style-name="Heading_20_3" text:outline-level="3">Diferencia entre datos e información</text:h>
      <text:p text:style-name="Text_20_body">En el contexto de un sistema de recomendación, los datos son registros brutos, como “El usuario A vio la película X” o “El usuario B dio 4 estrellas a la película Y”. Estos datos, por sí solos, no aportan conocimiento útil. La información, en cambio, es el resultado de procesar y analizar esos datos para obtener conocimiento relevante. Por ejemplo, “El usuario A prefiere películas de acción” es información obtenida a partir del análisis de los datos de visualización.</text:p>
      <text:p text:style-name="Text_20_body">El sistema transforma los datos en información útil utilizando técnicas de aprendizaje automático, que procesan grandes volúmenes de datos para identificar patrones y generar recomendaciones personalizadas.</text:p>
      <text:h text:style-name="Heading_20_3" text:outline-level="3">Diferencia entre clasificación y regresión</text:h>
      <text:p text:style-name="Text_20_body">La clasificación y la regresión son dos tipos de problemas en aprendizaje supervisado que tienen aplicaciones en sistemas de recomendación:</text:p>
      <text:list text:style-name="L2">
        <text:list-item>
          <text:p text:style-name="P2"><text:span text:style-name="Strong_20_Emphasis">Clasificación:</text:span> Se utiliza para categorizar elementos en grupos predefinidos. Por ejemplo, determinar si un usuario disfrutará o no de una película (“gustará” o “no gustará”).</text:p>
        </text:list-item>
        <text:list-item>
          <text:p text:style-name="P2"><text:span text:style-name="Strong_20_Emphasis">Regresión:</text:span> Se utiliza para predecir un valor continuo, como la puntuación que un usuario podría dar a una película (por ejemplo, 4.5 estrellas).</text:p>
        </text:list-item>
      </text:list>
      <text:p text:style-name="Text_20_body">Ambos enfoques complementan el sistema de recomendación, permitiendo predecir tanto las preferencias generales de los usuarios como la probabilidad de que disfruten una película específica.</text:p>
      <text:h text:style-name="Heading_20_2" text:outline-level="2"><text:soft-page-break/>Tarea 02: Utilización de recursividad en la programación</text:h>
      <text:h text:style-name="Heading_20_3" text:outline-level="3">Usa la recursividad</text:h>
      <text:p text:style-name="Text_20_body">La recursividad es una técnica clave para implementar estructuras jerárquicas como árboles. En un sistema de recomendación, los nodos representan elementos como géneros o películas, y las relaciones entre ellos pueden definirse mediante llamadas recursivas que construyen y navegan por el árbol.</text:p>
      <text:h text:style-name="Heading_20_3" text:outline-level="3">Define y crea la estructura de Árbol</text:h>
      <text:p text:style-name="Text_20_body">La estructura de árbol es una representación jerárquica donde cada nodo tiene un valor y referencias a sus nodos hijos. En Java, se puede implementar de la siguiente manera:</text:p>
      <text:p text:style-name="Preformatted_20_Text"><text:span text:style-name="Source_20_Text">class Nodo {</text:span></text:p>
      <text:p text:style-name="Preformatted_20_Text"><text:span text:style-name="Source_20_Text"><text:s text:c="4"/>String valor;</text:span></text:p>
      <text:p text:style-name="Preformatted_20_Text"><text:span text:style-name="Source_20_Text"><text:s text:c="4"/>List&lt;Nodo&gt; hijos;</text:span></text:p>
      <text:p text:style-name="Preformatted_20_Text"/>
      <text:p text:style-name="Preformatted_20_Text"><text:span text:style-name="Source_20_Text"><text:s text:c="4"/>public Nodo(String valor) {</text:span></text:p>
      <text:p text:style-name="Preformatted_20_Text"><text:span text:style-name="Source_20_Text"><text:s text:c="8"/>this.valor = valor;</text:span></text:p>
      <text:p text:style-name="Preformatted_20_Text"><text:span text:style-name="Source_20_Text"><text:s text:c="8"/>this.hijos = new ArrayList&lt;&gt;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void agregarHijo(Nodo hijo) {</text:span></text:p>
      <text:p text:style-name="Preformatted_20_Text"><text:span text:style-name="Source_20_Text"><text:s text:c="8"/>this.hijos.add(hijo);</text:span></text:p>
      <text:p text:style-name="Preformatted_20_Text"><text:span text:style-name="Source_20_Text"><text:s text:c="4"/>}</text:span></text:p>
      <text:p text:style-name="P3"><text:span text:style-name="Source_20_Text">}</text:span></text:p>
      <text:p text:style-name="Text_20_body">Este código define un nodo básico que puede ser utilizado para construir árboles al agregar nodos hijos de manera recursiva.</text:p>
      <text:h text:style-name="Heading_20_3" text:outline-level="3">Usa algoritmos de pre-order traversal</text:h>
      <text:p text:style-name="Text_20_body">El recorrido pre-order (raíz, luego hijos) se utiliza para mostrar recomendaciones de manera jerárquica. La implementación en Java podría ser:</text:p>
      <text:p text:style-name="Preformatted_20_Text"><text:span text:style-name="Source_20_Text">public void preOrder(Nodo nodo) {</text:span></text:p>
      <text:p text:style-name="Preformatted_20_Text"><text:span text:style-name="Source_20_Text"><text:s text:c="4"/>if (nodo == null) return;</text:span></text:p>
      <text:p text:style-name="Preformatted_20_Text"><text:span text:style-name="Source_20_Text"><text:s text:c="4"/>System.out.println(nodo.valor);</text:span></text:p>
      <text:p text:style-name="Preformatted_20_Text"><text:span text:style-name="Source_20_Text"><text:s text:c="4"/>for (Nodo hijo : nodo.hijos) {</text:span></text:p>
      <text:p text:style-name="Preformatted_20_Text"><text:span text:style-name="Source_20_Text"><text:s text:c="8"/>preOrder(hijo);</text:span></text:p>
      <text:p text:style-name="Preformatted_20_Text"><text:span text:style-name="Source_20_Text"><text:s text:c="4"/>}</text:span></text:p>
      <text:p text:style-name="P3"><text:span text:style-name="Source_20_Text">}</text:span></text:p>
      <text:h text:style-name="Heading_20_3" text:outline-level="3">Usa algoritmos de post-order traversal</text:h>
      <text:p text:style-name="Text_20_body">El recorrido post-order (hijos, luego raíz) puede emplearse para actualizar preferencias después de procesar toda la información de los nodos hijos. La implementación en Java podría ser:</text:p>
      <text:p text:style-name="Preformatted_20_Text"><text:span text:style-name="Source_20_Text">public void postOrder(Nodo nodo) {</text:span></text:p>
      <text:p text:style-name="Preformatted_20_Text"><text:span text:style-name="Source_20_Text"><text:s text:c="4"/>if (nodo == null) return;</text:span></text:p>
      <text:p text:style-name="Preformatted_20_Text"><text:span text:style-name="Source_20_Text"><text:s text:c="4"/>for (Nodo hijo : nodo.hijos) {</text:span></text:p>
      <text:p text:style-name="Preformatted_20_Text"><text:span text:style-name="Source_20_Text"><text:s text:c="8"/>postOrder(hijo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System.out.println(nodo.valor);</text:span></text:p>
      <text:p text:style-name="P3"><text:span text:style-name="Source_20_Text">}</text:span></text:p>
      <text:p text:style-name="Text_20_body"><text:soft-page-break/>Ambos algoritmos permiten realizar diferentes operaciones sobre el árbol dependiendo del orden en el que se necesiten procesar los dato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Tarea 03: Construcción de algoritmo de árbol de decisiones</text:h>
      <text:h text:style-name="Heading_20_3" text:outline-level="3">Usa algoritmos de árboles de decisión</text:h>
      <text:p text:style-name="Text_20_body">Los algoritmos de árboles de decisión son una herramienta fundamental para clasificar y predecir resultados. En el contexto de un sistema de recomendación, se pueden usar para decidir qué películas recomendar basándose en atributos como género, calificaciones y preferencias anteriores. La implementación básica en Java podría ser:</text:p>
      <text:p text:style-name="Preformatted_20_Text"><text:span text:style-name="Source_20_Text">class NodoDecision {</text:span></text:p>
      <text:p text:style-name="Preformatted_20_Text"><text:span text:style-name="Source_20_Text"><text:s text:c="4"/>String atributo;</text:span></text:p>
      <text:p text:style-name="Preformatted_20_Text"><text:span text:style-name="Source_20_Text"><text:s text:c="4"/>Map&lt;String, NodoDecision&gt; hijos;</text:span></text:p>
      <text:p text:style-name="Preformatted_20_Text"/>
      <text:p text:style-name="Preformatted_20_Text"><text:span text:style-name="Source_20_Text"><text:s text:c="4"/>public NodoDecision(String atributo) {</text:span></text:p>
      <text:p text:style-name="Preformatted_20_Text"><text:span text:style-name="Source_20_Text"><text:s text:c="8"/>this.atributo = atributo;</text:span></text:p>
      <text:p text:style-name="Preformatted_20_Text"><text:span text:style-name="Source_20_Text"><text:s text:c="8"/>this.hijos = new HashMap&lt;&gt;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void agregarHijo(String valor, NodoDecision hijo) {</text:span></text:p>
      <text:p text:style-name="Preformatted_20_Text"><text:span text:style-name="Source_20_Text"><text:s text:c="8"/>this.hijos.put(valor, hijo);</text:span></text:p>
      <text:p text:style-name="Preformatted_20_Text"><text:span text:style-name="Source_20_Text"><text:s text:c="4"/>}</text:span></text:p>
      <text:p text:style-name="P3"><text:span text:style-name="Source_20_Text">}</text:span></text:p>
      <text:h text:style-name="Heading_20_3" text:outline-level="3">Aplica entropía y ganancia de información</text:h>
      <text:p text:style-name="Text_20_body">La entropía mide la incertidumbre en un conjunto de datos, y la ganancia de información cuantifica la reducción de esta incertidumbre al dividir los datos según un atributo. En el algoritmo de árbol de decisiones, se calcula la entropía de cada partición y se selecciona el atributo con la mayor ganancia de información. Esto asegura que los nodos se construyan con los atributos más relevantes para la clasificación.</text:p>
      <text:h text:style-name="Heading_20_3" text:outline-level="3">Resuelve un problema con el algoritmo ID3</text:h>
      <text:p text:style-name="Text_20_body">El algoritmo ID3 es un enfoque popular para construir árboles de decisión utilizando entropía y ganancia de información. Para un sistema de recomendaciones, el ID3 puede resolver problemas como:</text:p>
      <text:list text:style-name="L3">
        <text:list-item>
          <text:p text:style-name="P4">Clasificar películas en base a las preferencias de los usuarios.</text:p>
        </text:list-item>
        <text:list-item>
          <text:p text:style-name="P4">Determinar qué atributos son más importantes para predecir qué películas gustarán.</text:p>
        </text:list-item>
      </text:list>
      <text:p text:style-name="Text_20_body">Ejemplo de implementación simplificada en Java:</text:p>
      <text:p text:style-name="Standard">public class ID3 {<text:line-break/> <text:s text:c="3"/>public NodoDecision construirArbol(List&lt;Instancia&gt; datos, List&lt;String&gt; atributos) {<text:line-break/> <text:s text:c="7"/>// Caso base: si todos los datos tienen la misma clase, retornar un nodo hoja<text:line-break/> <text:s text:c="7"/>if (datosSonHomogéneos(datos)) {<text:line-break/> <text:s text:c="11"/>return new NodoDecision(datos.get(0).clase);<text:line-break/> <text:s text:c="7"/>}<text:line-break/><text:line-break/> <text:s text:c="7"/>// Seleccionar el mejor atributo según la ganancia de información<text:line-break/> <text:s text:c="7"/>String mejorAtributo = seleccionarMejorAtributo(datos, atributos);<text:line-break/> <text:s text:c="7"/>NodoDecision raiz = new NodoDecision(mejorAtributo);<text:line-break/><text:line-break/> <text:s text:c="7"/>// Dividir los datos según los valores del mejor atributo<text:line-break/><text:soft-page-break/> <text:s text:c="7"/>Map&lt;String, List&lt;Instancia&gt;&gt; particiones = dividirDatos(datos, mejorAtributo);<text:line-break/><text:line-break/> <text:s text:c="7"/>for (String valor : particiones.keySet()) {<text:line-break/> <text:s text:c="11"/>List&lt;Instancia&gt; subconjunto = particiones.get(valor);<text:line-break/> <text:s text:c="11"/>if (subconjunto.isEmpty()) {<text:line-break/> <text:s text:c="15"/>raiz.agregarHijo(valor, new NodoDecision(claseMayoritaria(datos)));<text:line-break/> <text:s text:c="11"/>} else {<text:line-break/> <text:s text:c="15"/>raiz.agregarHijo(valor, construirArbol(subconjunto, atributosRestantes(atributos, mejorAtributo)));<text:line-break/> <text:s text:c="11"/>}<text:line-break/> <text:s text:c="7"/>}<text:line-break/><text:line-break/> <text:s text:c="7"/>return raiz;<text:line-break/> <text:s text:c="3"/>}<text:line-break/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04:33:31.648000000</meta:creation-date>
    <dc:date>2024-12-25T23:01:10.328000000</dc:date>
    <meta:editing-duration>PT2H21M28S</meta:editing-duration>
    <meta:editing-cycles>5</meta:editing-cycles>
    <meta:generator>LibreOffice/24.8.0.3$Windows_X86_64 LibreOffice_project/0bdf1299c94fe897b119f97f3c613e9dca6be583</meta:generator>
    <meta:document-statistic meta:table-count="0" meta:image-count="0" meta:object-count="0" meta:page-count="5" meta:paragraph-count="73" meta:word-count="985" meta:character-count="7267" meta:non-whitespace-character-count="6025"/>
  </office:meta>
</office:document-meta>
</file>